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02</text:p>
      <text:p text:style-name="P1"/>
      <text:p text:style-name="P2">Etap I</text:p>
      <text:p text:style-name="P2"/>
      <text:p text:style-name="P3">jaki kolor włosów miała Ania z Zielonego Wzgóra <text:s text:c="32"/><text:span text:style-name="T1"><text:s/>rude</text:span></text:p>
      <text:p text:style-name="P3">głównym składnikiem glutenu są białka, tłuszcze czy węglowodany <text:s text:c="5"/><text:span text:style-name="T1">białka</text:span></text:p>
      <text:p text:style-name="P3">stolicą którego państwa jest Reykjavik <text:s text:c="52"/><text:span text:style-name="T1">Islandia</text:span></text:p>
      <text:p text:style-name="P3">którą figurę geometryczną nazywamy kopniętym kwadratem <text:s text:c="17"/><text:span text:style-name="T1">romb</text:span></text:p>
      <text:p text:style-name="P3">przeciwko któremu królowi zawiązała się Konfederacja Barska <text:s text:c="13"/><text:span text:style-name="T1">Poniatowsk</text:span>i</text:p>
      <text:p text:style-name="P3">jak nazywa się aktor który wcielił się w rolę Jacka Sparrowa, Edwarda Nożycorękiego </text:p>
      <text:p text:style-name="P3">Sziwa to bóstwo której religii <text:s text:c="65"/><text:span text:style-name="T1"><text:s text:c="2"/>hinduizm</text:span></text:p>
      <text:p text:style-name="P3">od czego w przysłowiu głowa nie boli <text:s text:c="53"/><text:span text:style-name="T1">przybytek</text:span></text:p>
      <text:p text:style-name="P3">co ile lat odbywa się biennale <text:s text:c="67"/><text:span text:style-name="T1">dwa</text:span></text:p>
      <text:p text:style-name="P3">jak nazywa się słomiane pokrycie dachu <text:s text:c="49"/><text:span text:style-name="T1">strzecha</text:span></text:p>
      <text:p text:style-name="P3">w którym wieku zbudowano Kaplicę Zygmuntowską <text:s text:c="28"/><text:span text:style-name="T1">XVI w.</text:span></text:p>
      <text:p text:style-name="P3">podaj jedno z trzech imion Churchilla <text:s text:c="53"/><text:span text:style-name="T1">Winston</text:span></text:p>
      <text:p text:style-name="P3">czy Słońce jest planetą <text:s text:c="76"/><text:span text:style-name="T1"><text:s/>NIE <text:s/></text:span></text:p>
      <text:p text:style-name="P3">jak nazywa się studencka książeczka do wpisywania ocen <text:s text:c="20"/><text:span text:style-name="T1"><text:s/>indeks</text:span></text:p>
      <text:p text:style-name="P3">które powstanie trwało najdłużej: listopadowe, styczniowe czy kościuszkowskie <text:s text:c="3"/><text:span text:style-name="T1"><text:s/>Novem</text:span></text:p>
      <text:p text:style-name="P3">jakiego koloru sierśc ma owczarek podhalański <text:s text:c="36"/><text:span text:style-name="T1"><text:s text:c="2"/>bialy</text:span></text:p>
      <text:p text:style-name="P3">ktore miasto było siedzibą papieży 1309-1377 <text:s text:c="40"/><text:span text:style-name="T1"><text:s/>Avignon</text:span></text:p>
      <text:p text:style-name="P3">jak nazywa się 1/100 euro <text:s text:c="72"/><text:span text:style-name="T1"><text:s/>cent</text:span></text:p>
      <text:p text:style-name="P3">jak nazywa się dzielnica Warszawy z rezydencją Jana III Sobieskiego <text:s text:c="3"/><text:span text:style-name="T1">Wilanów</text:span></text:p>
      <text:p text:style-name="P3">ile dm ma jeden metr <text:s text:c="79"/><text:span text:style-name="T1"><text:s/>dziesięć</text:span> </text:p>
      <text:p text:style-name="P3"/>
      <text:p text:style-name="P2"/>
      <text:p text:style-name="P2">Etap II</text:p>
      <text:p text:style-name="P2"/>
      <text:p text:style-name="P3">rada ministrów to władza ustawodawcza czy wykonawcza <text:s text:c="31"/><text:span text:style-name="T1">wykonawcza</text:span></text:p>
      <text:p text:style-name="P3">jak nazywa się własność figur geometrycznych która może być osiowa, środkowa, obrotowa</text:p>
      <text:p text:style-name="P4">symetria</text:p>
      <text:p text:style-name="P3">jakie nazwisko nosił Mikołaj założyciel miasta Rejowiec <text:s text:c="34"/><text:span text:style-name="T1"><text:s text:c="2"/>Rej</text:span></text:p>
      <text:p text:style-name="P3">czy wśród 140 postaci świętych na kanonadzie Berniniego na placu św. Piotra jest jakiś kanonizowany Polak <text:s text:c="92"/><text:span text:style-name="T1"><text:s/>TAK</text:span></text:p>
      <text:p text:style-name="P3">krainę których sympatycznych stworków urządzono w Naantali w Finlandii <text:s text:c="6"/><text:span text:style-name="T1">muminki</text:span></text:p>
      <text:p text:style-name="P3">jak nazywał się pierwszy polski noblista w dziedzinie literatury <text:s text:c="17"/><text:span text:style-name="T1"><text:s/>Sienkiewicz</text:span></text:p>
      <text:p text:style-name="P3">czy wszystkie rekiny są drapieżnikami <text:s text:c="65"/><text:span text:style-name="T1">NIE </text:span></text:p>
      <text:p text:style-name="P3">ilu Spartan liczył oddział Leonidasa pod Termopilami <text:s text:c="40"/><text:span text:style-name="T1">300</text:span></text:p>
      <text:p text:style-name="P3">z którym nałogiem zmaga się Kuba, bohater filmu Hasa <text:s text:c="37"/><text:span text:style-name="T1">alkohol</text:span></text:p>
      <text:p text:style-name="P3">jak nazywa się uregulowanie prawem uznanie cudzego dziecka za własne <text:s text:c="7"/><text:span text:style-name="T1"><text:s/>adopcja</text:span></text:p>
      <text:p text:style-name="P3">Michaił Barysznikow to światowej sławy tancerz czy śpiewak operowy <text:s text:c="9"/><text:span text:style-name="T1"><text:s text:c="3"/>tancerz</text:span></text:p>
      <text:p text:style-name="P3">z którego państwa wywodzi się komiks manga <text:s text:c="50"/><text:span text:style-name="T1"><text:s text:c="2"/>Japonia</text:span></text:p>
      <text:p text:style-name="P3">kto w starożytnym Rzymie wprowadził juwenalia <text:s text:c="46"/><text:span text:style-name="T1"><text:s/>Neron</text:span></text:p>
      <text:p text:style-name="P3">którego ptaka nazywamy zazulą <text:s text:c="73"/><text:span text:style-name="T1"><text:s text:c="2"/>kukułka</text:span></text:p>
      <text:p text:style-name="P3">która bitwa morska stoczona w 1805 zniweczyła nadzieje Napoleona na podbicie GB</text:p>
      <text:p text:style-name="P4">Trafalgar</text:p>
      <text:p text:style-name="P3">ile medali IO zdobyła Stanisława Walasiewicz <text:s text:c="49"/><text:span text:style-name="T1"><text:s text:c="3"/>dwa</text:span></text:p>
      <text:p text:style-name="P3"><text:soft-page-break/>w którym mieście zmarli Beethoven, Schubert <text:s text:c="46"/><text:span text:style-name="T1"><text:s/>Wiedeń</text:span></text:p>
      <text:p text:style-name="P3">hipologia to nauka o których zwierzętach <text:s text:c="53"/><text:span text:style-name="T1"><text:s text:c="2"/>konie</text:span></text:p>
      <text:p text:style-name="P4"><text:span text:style-name="T2">czy Mongolia jest członkiem ONZ <text:s/></text:span><text:s text:c="65"/>TAK</text:p>
      <text:p text:style-name="P3">nad ktorą cieśniną leży Stambuł <text:s text:c="69"/><text:span text:style-name="T1"><text:s/>Bosfor <text:s/></text:span></text:p>
      <text:p text:style-name="P3">które państwo zbudowało system umocnień zwany wałem atlantyckim <text:s text:c="6"/><text:span text:style-name="T1"><text:s/>Niemcy</text:span></text:p>
      <text:p text:style-name="P3">czy wg polskiego prawa spadkobiercą może być osoba prawna <text:s text:c="18"/><text:span text:style-name="T1"><text:s text:c="2"/>TAK</text:span></text:p>
      <text:p text:style-name="P3">kto zamordował malarza, autora portretu Doriana Greya, w powieści Oscara Wilde'a Portret Doriana Greya <text:s text:c="96"/><text:span text:style-name="T1">on sam</text:span></text:p>
      <text:p text:style-name="P3">rozwin skrót nazwy UOKiK <text:s text:c="27"/><text:span text:style-name="T1">urząd ochrony konkurencji i konsumentów</text:span></text:p>
      <text:p text:style-name="P3">co kole w oczy <text:s text:c="95"/><text:span text:style-name="T1"><text:s/>prawda </text:span><text:s/></text:p>
      <text:p text:style-name="P3">czy cyrkonie to kamienie szlachetne <text:s text:c="60"/><text:span text:style-name="T1"><text:s text:c="2"/>NIE </text:span><text:s/></text:p>
      <text:p text:style-name="P3">kto jest autorem słów: to natura wyprodukowała penicylinę, ja ją tylko odkryłem <text:span text:style-name="T1">Fleming</text:span></text:p>
      <text:p text:style-name="P3">Ludwik I, Karol I,Manuel II to ostatni władcy którego państwa europejskiego <text:s text:c="2"/><text:span text:style-name="T1">Portugalia</text:span></text:p>
      <text:p text:style-name="P3">w którym województwie leży Wąchock <text:s text:c="55"/><text:span text:style-name="T1"><text:s/>świętokrzyskie</text:span></text:p>
      <text:p text:style-name="P3">w ktorym wieku żył Thomas Cook, założyciel pierwszego biura podróży <text:s text:c="2"/><text:span text:style-name="T1"><text:s/>XIX w.</text:span></text:p>
      <text:p text:style-name="P4"><text:span text:style-name="T2">jak brzmi nazwa francuskiego towarzystwa naukowego <text:s text:c="2"/></text:span><text:s text:c="22"/></text:p>
      <text:p text:style-name="P4"><text:s/>Akademia Francuska</text:p>
      <text:p text:style-name="P3">wirtuozem którego <text:s/>instrumentu był Kazimierz Wiłkomyrski <text:s text:c="20"/><text:span text:style-name="T1"><text:s text:c="2"/>wiolonczela</text:span></text:p>
      <text:p text:style-name="P3">jak brzmi polska nazwa gwiazdozbioru canis major <text:s text:c="35"/><text:span text:style-name="T1"><text:s text:c="2"/>wielki pies</text:span></text:p>
      <text:p text:style-name="P3">kto wcielił się w postać Ala Capone w filmie Nietykalni Briana de Palmy<text:span text:style-name="T1"> <text:s/>De Niro</text:span></text:p>
      <text:p text:style-name="P3">co ma większą powierzchnię Warszawa czy Andora <text:s text:c="35"/><text:span text:style-name="T1"><text:s/>Warszawa</text:span></text:p>
      <text:p text:style-name="P3">kim z wykształcenia był Mahatma Gandhi <text:s text:c="50"/><text:span text:style-name="T1"><text:s/>prawnik</text:span></text:p>
      <text:p text:style-name="P3">po kim Jan III Sobieski objął polski tron <text:s text:c="53"/><text:span text:style-name="T1"><text:s/>Wiśniowiecki</text:span></text:p>
      <text:p text:style-name="P3">w ktorych górach leży największy europejski lodowiec <text:s text:c="29"/><text:span text:style-name="T1"><text:s/>Norwegia</text:span></text:p>
      <text:p text:style-name="P3">kto jest autorem powieści Ojcied Gorio <text:s text:c="54"/><text:span text:style-name="T1"><text:s/>Balzac</text:span></text:p>
      <text:p text:style-name="P3">czy w Polsce uprawia się len <text:s text:c="71"/><text:span text:style-name="T1"><text:s/>TAK</text:span></text:p>
      <text:p text:style-name="P3">ile lat musi skończyć polski obywatel aby móc być wybranym do Senatu <text:s/><text:span text:style-name="T1"><text:s/>30</text:span></text:p>
      <text:p text:style-name="P3">jak nazywa się okres godowy ryb <text:s text:c="64"/><text:span text:style-name="T1"><text:s/>tarło</text:span></text:p>
      <text:p text:style-name="P3">który przypadek odpowiada na pytania kogo, czego <text:s text:c="34"/><text:span text:style-name="T1"><text:s text:c="2"/>dopełniacz</text:span></text:p>
      <text:p text:style-name="P3">ktorej aktorce przyniosły sławę Oczy mumina, madam le Pari <text:s text:c="18"/><text:span text:style-name="T1"><text:s text:c="2"/>Pola Negri</text:span></text:p>
      <text:p text:style-name="P3">na ile miesięcy kalendarz muzułmański dzieli rok <text:s text:c="37"/><text:span text:style-name="T1"><text:s text:c="2"/>dwanaście</text:span></text:p>
      <text:p text:style-name="P3">Cyceron był zwolennikiem republiki czy monarchii <text:s text:c="34"/><text:span text:style-name="T1"><text:s text:c="2"/>republiki</text:span></text:p>
      <text:p text:style-name="P3">w którym państwie po raz pierwszy wydano komiks: Jan Karski- człowiek ktory odkrył Holocaust <text:s text:c="99"/><text:span text:style-name="T1"><text:s text:c="4"/>Włochy</text:span></text:p>
      <text:p text:style-name="P3">jak nazywały sie w mitologii rzymskiej odpowiedniczki greckich Muz <text:s text:c="6"/><text:span text:style-name="T1"><text:s/>Kameny</text:span></text:p>
      <text:p text:style-name="P3">jak brzmiała pełna nazwa amatorskiego teatru STS założonego w 1954 r <text:s text:c="4"/></text:p>
      <text:p text:style-name="P4">Studencki teatr satyryczny</text:p>
      <text:p text:style-name="P3">jak nazywała się dawna jednostka masy rosyjska równa między 16 kg i 40 funtom<text:span text:style-name="T1"> pud</text:span></text:p>
      <text:p text:style-name="P3">jak nazywa się w judaizmie basen z bieżącą wodą służacy do rytualnych kąpieli <text:span text:style-name="T1"><text:s/>mykwa</text:span></text:p>
      <text:p text:style-name="P3">tereny dawnej rzymskiej prowincji Panoni leżą na terenie pięciu współczesnych państw, wymień trzy <text:s text:c="9"/><text:span text:style-name="T1"><text:s/>Austria, Chorwacja, Serbia, Słowenia, Węgry</text:span> <text:s text:c="88"/></text:p>
      <text:p text:style-name="P3">rozwiń skrót PESEL <text:s text:c="10"/><text:span text:style-name="T1"><text:s text:c="2"/>powszechny, elektroniczny system ewidencji ludnośći</text:span></text:p>
      <text:p text:style-name="P3"/>
      <text:p text:style-name="P2">Etap III</text:p>
      <text:p text:style-name="P2"/>
      <text:p text:style-name="P3">na ktorym oceanie leży wyspa Tahiti <text:s text:c="53"/><text:span text:style-name="T1">O. Spokojny</text:span> <text:s text:c="25"/></text:p>
      <text:p text:style-name="P3">w którym roku zginął poeta Tadeusz Gajcy <text:s text:c="41"/><text:span text:style-name="T1"><text:s text:c="2"/>1944 r.</text:span></text:p>
      <text:p text:style-name="P3">jak miał na imię legendarny, szwajcarski bohater narodowy Tell <text:s text:c="9"/><text:span text:style-name="T1"><text:s/>Wilhelm</text:span></text:p>
      <text:p text:style-name="P3"><text:soft-page-break/>z którego utworu Mickiewicza pochodzą słowa: Tam sięgaj gdzie wzrok nie sięga</text:p>
      <text:p text:style-name="P4">Oda do młodości</text:p>
      <text:p text:style-name="P3">jak nazywał się w mitologii rzymskiej bóg ognia <text:s text:c="33"/><text:span text:style-name="T1">Wulkan</text:span></text:p>
      <text:p text:style-name="P3">ile tuniejów tenisowych wchodzi w sklad tzw Wielkeigo Szlema <text:s text:c="8"/><text:span text:style-name="T1">cztery </text:span></text:p>
      <text:p text:style-name="P3">na którym kontynencie leży <text:s/>kotlina Kalahari <text:s text:c="38"/><text:span text:style-name="T1"><text:s/>Afryka</text:span></text:p>
      <text:p text:style-name="P3">Semiramida północy, ktorej władczyni Wolter nadał taki przydomek <text:s text:c="2"/><text:span text:style-name="T1">Katarzyna Wielka</text:span></text:p>
      <text:p text:style-name="P3">na Piazza de la Siniori <text:s/>we Florencji stoi kopia posągu Dawid Michała Anioła, czy oryginał</text:p>
      <text:p text:style-name="P3"><text:s/>przetrwał do naszych czasów <text:s text:c="64"/><text:span text:style-name="T1">TAK </text:span></text:p>
      <text:p text:style-name="P3">jak nazywa się rdzenna ludność Nowej Gwinei <text:s text:c="36"/><text:span text:style-name="T1"><text:s/>Papuasi</text:span></text:p>
      <text:p text:style-name="P3">bohaterem której powieści Reymonta jest Karol Borowiecki <text:s text:c="16"/><text:span text:style-name="T1">Ziemia obiecana</text:span></text:p>
      <text:p text:style-name="P3">czy twórca silnia wysokoprężnego, Rudolph Diesel dostał nagrodę Nobla <text:s text:c="2"/><text:span text:style-name="T1">NIE </text:span></text:p>
      <text:p text:style-name="P3">ile strun ma wiolonczela <text:s text:c="72"/><text:span text:style-name="T1"><text:s/>cztery</text:span></text:p>
      <text:p text:style-name="P3">jakiej innej nazwy określamy na określenie choroby znanej jako wodowstręt <text:s text:c="4"/><text:span text:style-name="T1">wścieklizna</text:span></text:p>
      <text:p text:style-name="P3">czy papież jest głową kościoła anglikańskiego <text:s text:c="36"/><text:span text:style-name="T1"><text:s text:c="2"/>NIE </text:span></text:p>
      <text:p text:style-name="P3">Szin bet w którym państwie tak nazywają się slużby bezpieczeństwa <text:s text:c="2"/><text:span text:style-name="T1">Izrael</text:span></text:p>
      <text:p text:style-name="P3">epikurejczyk to człowiek stroniący od uciech czy odwrotnie <text:s text:c="15"/><text:span text:style-name="T1"><text:s/>nie stroniący</text:span></text:p>
      <text:p text:style-name="P3">z których gór wypływa Dunaj <text:s text:c="63"/><text:span text:style-name="T1"><text:s/>Schwarzwald</text:span></text:p>
      <text:p text:style-name="P3">kirasjerzy to jazda ciężko czy lekkozbrojna <text:s text:c="43"/><text:span text:style-name="T1">ciężkozbrojna</text:span></text:p>
      <text:p text:style-name="P3">z którego pańśtwa pochodzą wina mozelskie <text:s text:c="40"/><text:span text:style-name="T1"><text:s/>Niemcy</text:span></text:p>
      <text:p text:style-name="P3">jak nazywa się w hinduizmie nauczyciel, przewodniki duchowy, mistrz <text:s text:c="14"/><text:span text:style-name="T1">guru</text:span></text:p>
      <text:p text:style-name="P3">po bezpotomnej śmierci którego władcy zaczęto wybierać królów elekcyjnych <text:s text:c="2"/></text:p>
      <text:p text:style-name="P4">Zygmunt August</text:p>
      <text:p text:style-name="P3">angielski harcerz to <text:s text:c="78"/><text:span text:style-name="T1"><text:s text:c="2"/>skaut</text:span></text:p>
      <text:p text:style-name="P3">czy Ryszard Kapuściński pisał wiersze <text:s text:c="49"/><text:span text:style-name="T1"><text:s/>TAK</text:span></text:p>
      <text:p text:style-name="P3">w której dyscyplinie Marian Bublewicz 6 razy zdobył mistrzostwo Polski <text:s text:c="2"/></text:p>
      <text:p text:style-name="P4">rajdy samochodowe</text:p>
      <text:p text:style-name="P3">panoszyć się to rządzić się jak szara <text:s text:c="54"/><text:span text:style-name="T1"><text:s/>gęś</text:span></text:p>
      <text:p text:style-name="P3">jak nazywał się XIX wieczny brytyjski fizyk od którego nazwiska pochodzi jednostka energii <text:s text:c="100"/><text:span text:style-name="T1"><text:s/>Joule</text:span></text:p>
      <text:p text:style-name="P3">w którym wieku żył Artur Grottger, rysownik i malarz <text:s text:c="25"/><text:span text:style-name="T1">XIX w</text:span>.</text:p>
      <text:p text:style-name="P3">wymień dwa państwa leżące nad morzem Azowskim <text:s text:c="27"/><text:span text:style-name="T1">Rosja, Ukraina</text:span></text:p>
      <text:p text:style-name="P3">na której londyńskiej znajduje się peron 9 i 3/4 skąd odjeżdża pociąg do Hogwarthu</text:p>
      <text:p text:style-name="P4">King's cross</text:p>
      <text:p text:style-name="P3">nazwę bluetooth przyjęto dla upamiętnienia króla Haralda I Sinozębego, władcą którego kraju był sinozęby <text:s text:c="82"/><text:span text:style-name="T1"><text:s/>Dania</text:span></text:p>
      <text:p text:style-name="P3">w ktorym mieście urodził się Franz Kafka <text:s text:c="46"/><text:span text:style-name="T1">Praga</text:span></text:p>
      <text:p text:style-name="P3">jak nazywają się pochodne węglowodorów w których znajduje się grupa -OH <text:s/><text:span text:style-name="T1">alkohole</text:span></text:p>
      <text:p text:style-name="P3">ile czynnych wulkanów jest na Islandii, mniej czy więcej niż 20 <text:s text:c="10"/><text:span text:style-name="T1">więcej</text:span></text:p>
      <text:p text:style-name="P3">w którym wieku miała miejsce noc św. Bartłomieja <text:s text:c="31"/><text:span text:style-name="T1">XVI w.</text:span></text:p>
      <text:p text:style-name="P3">jak nazywał się barokowy, włoski malarz, autor obrazów Bachus, Wskrzeszenie Łazarza, </text:p>
      <text:p text:style-name="P3">ścięcie św. Jana <text:s text:c="87"/><text:span text:style-name="T1">Caravaggio</text:span></text:p>
      <text:p text:style-name="P3">w którym roku miała miejsce obrona klasztoru na Jasnej Górze <text:s text:c="10"/><text:span text:style-name="T1"><text:s text:c="2"/>1655 r</text:span></text:p>
      <text:p text:style-name="P3">skrobia to węglowodan czy białko <text:s text:c="58"/><text:span text:style-name="T1">cukier</text:span></text:p>
      <text:p text:style-name="P3">do którego miasta zmierzał Titanic w jedynym rejsie <text:s text:c="26"/><text:span text:style-name="T1"><text:s text:c="3"/>NYC</text:span></text:p>
      <text:p text:style-name="P3">księstwo głogowskie powstałe w XII zostało włączone do korony polskiej czy czeskiej w XIV w <text:s text:c="101"/><text:span text:style-name="T1"><text:s/>czeskiej <text:s/></text:span><text:s text:c="7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2T19:20:57.68</meta:creation-date>
    <meta:document-statistic meta:table-count="0" meta:image-count="0" meta:object-count="0" meta:page-count="3" meta:paragraph-count="127" meta:word-count="1078" meta:character-count="11438"/>
    <dc:date>2014-09-02T21:10:21.90</dc:date>
    <meta:editing-duration>PT00H05M31S</meta:editing-duration>
    <meta:editing-cycles>1</meta:editing-cycles>
    <meta:generator>OpenOffice.ux.pl/3.1$Win32 OpenOffice.org_project/310m11$Build-39399</meta:generator>
  </office:meta>
</office:document-meta>
</file>